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P7" style:parent-style-name="Standard" style:list-style-name="LFO1" style:family="paragraph">
      <style:text-properties fo:language="da" fo:country="DK"/>
    </style:style>
    <style:style style:name="P8" style:parent-style-name="Standard" style:list-style-name="LFO5" style:family="paragraph"/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language="da" fo:country="DK"/>
    </style:style>
    <style:style style:name="P11" style:parent-style-name="Standard" style:list-style-name="LFO5" style:family="paragraph"/>
    <style:style style:name="T12" style:parent-style-name="Standardskrifttypeiafsnit" style:family="text">
      <style:text-properties style:font-name-complex="Times New Roman" fo:language="da" fo:country="DK"/>
    </style:style>
    <style:style style:name="P13" style:parent-style-name="Standard" style:list-style-name="LFO5" style:family="paragraph">
      <style:text-properties style:font-name-complex="Times New Roman" fo:language="da" fo:country="DK"/>
    </style:style>
    <style:style style:name="P14" style:parent-style-name="Standard" style:list-style-name="LFO5" style:family="paragraph">
      <style:text-properties style:font-name-complex="Times New Roman" fo:language="da" fo:country="DK"/>
    </style:style>
    <style:style style:name="P15" style:parent-style-name="Standard" style:list-style-name="LFO5" style:family="paragraph">
      <style:text-properties style:font-name-complex="Times New Roman" fo:language="da" fo:country="DK"/>
    </style:style>
    <style:style style:name="P16" style:parent-style-name="Standard" style:family="paragraph">
      <style:text-properties style:font-name-complex="Times New Roman" fo:language="da" fo:country="DK"/>
    </style:style>
    <style:style style:name="P17" style:parent-style-name="Standard" style:list-style-name="LFO1" style:family="paragraph">
      <style:text-properties style:font-name-complex="Times New Roman" fo:language="da" fo:country="DK"/>
    </style:style>
    <style:style style:name="P18" style:parent-style-name="Standard" style:list-style-name="LFO1" style:family="paragraph">
      <style:text-properties style:font-name-complex="Times New Roman" fo:language="da" fo:country="DK"/>
    </style:style>
    <style:style style:name="P19" style:parent-style-name="Standard" style:list-style-name="LFO1" style:family="paragraph">
      <style:text-properties style:font-name-complex="Times New Roman" fo:language="da" fo:country="DK"/>
    </style:style>
    <style:style style:name="P20" style:parent-style-name="Standard" style:list-style-name="LFO1" style:family="paragraph">
      <style:text-properties style:font-name-complex="Times New Roman" fo:language="da" fo:country="DK"/>
    </style:style>
    <style:style style:name="P21" style:parent-style-name="Standard" style:list-style-name="LFO1" style:family="paragraph">
      <style:text-properties style:font-name-complex="Times New Roman" fo:language="da" fo:country="DK"/>
    </style:style>
    <style:style style:name="P22" style:parent-style-name="Standard" style:list-style-name="LFO1" style:family="paragraph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list-style-name="LFO1" style:family="paragraph">
      <style:text-properties style:font-name-complex="Times New Roman" fo:language="da" fo:country="DK"/>
    </style:style>
    <style:style style:name="P25" style:parent-style-name="Standard" style:list-style-name="LFO1" style:family="paragraph">
      <style:text-properties style:font-name-complex="Times New Roman" fo:language="da" fo:country="DK"/>
    </style:style>
    <style:style style:name="P26" style:parent-style-name="Standard" style:list-style-name="LFO1" style:family="paragraph">
      <style:text-properties style:font-name-complex="Times New Roman" fo:language="da" fo:country="DK"/>
    </style:style>
    <style:style style:name="P27" style:parent-style-name="Standard" style:list-style-name="LFO1" style:family="paragraph">
      <style:text-properties style:font-name-complex="Times New Roman" fo:language="da" fo:country="DK"/>
    </style:style>
    <style:style style:name="P28" style:parent-style-name="Standard" style:list-style-name="LFO1" style:family="paragraph">
      <style:text-properties style:font-name-complex="Times New Roman" fo:language="da" fo:country="DK"/>
    </style:style>
    <style:style style:name="P29" style:parent-style-name="Standard" style:family="paragraph">
      <style:text-properties style:font-name-complex="Times New Roman" fo:language="da" fo:country="DK"/>
    </style:style>
    <style:style style:name="P30" style:parent-style-name="Standard" style:family="paragraph">
      <style:text-properties style:font-name-complex="Times New Roman" fo:language="da" fo:country="DK"/>
    </style:style>
    <style:style style:name="P31" style:parent-style-name="Standard" style:family="paragraph">
      <style:text-properties style:font-name-complex="Times New Roman" fo:language="da" fo:country="DK"/>
    </style:style>
    <style:style style:name="P32" style:parent-style-name="Standard" style:family="paragraph">
      <style:text-properties style:font-name-complex="Times New Roman" fo:language="da" fo:country="DK"/>
    </style:style>
    <style:style style:name="T3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4" style:parent-style-name="Standard" style:family="paragraph">
      <style:text-properties style:font-name-complex="Times New Roman" fo:font-style="italic" style:font-style-asian="italic" fo:language="da" fo:country="DK"/>
    </style:style>
    <style:style style:name="P35" style:parent-style-name="Standard" style:family="paragraph">
      <style:text-properties style:font-name-complex="Times New Roman" fo:font-style="italic" style:font-style-asian="italic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P3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8" style:parent-style-name="Standard" style:family="paragraph">
      <style:text-properties style:font-name-complex="Times New Roman" fo:font-style="italic" style:font-style-asian="italic" fo:language="da" fo:country="DK"/>
    </style:style>
    <style:style style:name="P39" style:parent-style-name="Standard" style:family="paragraph">
      <style:text-properties style:font-name-complex="Times New Roman" fo:language="da" fo:country="DK"/>
    </style:style>
    <style:style style:name="P40" style:parent-style-name="Standard" style:family="paragraph">
      <style:text-properties style:font-name-complex="Times New Roman" fo:language="da" fo:country="DK"/>
    </style:style>
    <style:style style:name="P4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2" style:parent-style-name="Standard" style:family="paragraph">
      <style:text-properties style:font-name-complex="Times New Roman" fo:font-style="italic" style:font-style-asian="italic" fo:language="da" fo:country="DK"/>
    </style:style>
    <style:style style:name="P43" style:parent-style-name="Standard" style:family="paragraph">
      <style:text-properties style:font-name-complex="Times New Roman" fo:language="da" fo:country="DK"/>
    </style:style>
    <style:style style:name="P44" style:parent-style-name="Standard" style:family="paragraph">
      <style:text-properties style:font-name-complex="Times New Roman" fo:language="da" fo:country="DK"/>
    </style:style>
    <style:style style:name="T4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6" style:parent-style-name="Standard" style:family="paragraph">
      <style:text-properties style:font-name-complex="Times New Roman" fo:font-style="italic" style:font-style-asian="italic" fo:language="da" fo:country="DK"/>
    </style:style>
    <style:style style:name="P47" style:parent-style-name="Standard" style:family="paragraph">
      <style:text-properties style:font-name-complex="Times New Roman" fo:language="da" fo:country="DK"/>
    </style:style>
    <style:style style:name="P48" style:parent-style-name="Standard" style:family="paragraph">
      <style:text-properties style:font-name-complex="Times New Roman" fo:language="da" fo:country="DK"/>
    </style:style>
    <style:style style:name="P4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0" style:parent-style-name="Standard" style:family="paragraph">
      <style:text-properties style:font-name-complex="Times New Roman" fo:font-style="italic" style:font-style-asian="italic" fo:language="da" fo:country="DK"/>
    </style:style>
    <style:style style:name="P51" style:parent-style-name="Standard" style:family="paragraph">
      <style:text-properties style:font-name-complex="Times New Roman" fo:language="da" fo:country="DK"/>
    </style:style>
    <style:style style:name="T52" style:parent-style-name="Standardskrifttypeiafsnit" style:family="text">
      <style:text-properties style:font-name-complex="Times New Roman" fo:language="da" fo:country="DK"/>
    </style:style>
    <style:style style:name="T53" style:parent-style-name="Standardskrifttypeiafsnit" style:family="text">
      <style:text-properties style:font-name-complex="Times New Roman" fo:language="da" fo:country="DK"/>
    </style:style>
    <style:style style:name="P5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5" style:parent-style-name="Standard" style:family="paragraph">
      <style:text-properties style:font-name-complex="Times New Roman" fo:font-style="italic" style:font-style-asian="italic" fo:language="da" fo:country="DK"/>
    </style:style>
    <style:style style:name="P56" style:parent-style-name="Standard" style:family="paragraph">
      <style:text-properties style:font-name-complex="Times New Roman" fo:language="da" fo:country="DK"/>
    </style:style>
    <style:style style:name="P57" style:parent-style-name="Standard" style:family="paragraph">
      <style:text-properties style:font-name-complex="Times New Roman" fo:language="da" fo:country="DK"/>
    </style:style>
    <style:style style:name="P58" style:parent-style-name="Standard" style:family="paragraph">
      <style:text-properties style:font-name-complex="Times New Roman" fo:language="da" fo:country="DK"/>
    </style:style>
    <style:style style:name="P5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0" style:parent-style-name="Standard" style:family="paragraph">
      <style:text-properties style:font-name-complex="Times New Roman" fo:font-style="italic" style:font-style-asian="italic" fo:language="da" fo:country="DK"/>
    </style:style>
    <style:style style:name="P61" style:parent-style-name="Standard" style:family="paragraph">
      <style:text-properties style:font-name-complex="Times New Roman" fo:language="da" fo:country="DK"/>
    </style:style>
    <style:style style:name="T62" style:parent-style-name="Standardskrifttypeiafsnit" style:family="text">
      <style:text-properties style:font-name-complex="Times New Roman" fo:language="da" fo:country="DK"/>
    </style:style>
    <style:style style:name="T6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4" style:parent-style-name="Standard" style:family="paragraph">
      <style:text-properties style:font-name-complex="Times New Roman" fo:font-style="italic" style:font-style-asian="italic" fo:language="da" fo:country="DK"/>
    </style:style>
    <style:style style:name="P65" style:parent-style-name="Standard" style:family="paragraph">
      <style:text-properties style:font-name-complex="Times New Roman" fo:language="da" fo:country="DK"/>
    </style:style>
    <style:style style:name="P66" style:parent-style-name="Standard" style:family="paragraph">
      <style:text-properties style:font-name-complex="Times New Roman" fo:language="da" fo:country="DK"/>
    </style:style>
    <style:style style:name="P6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8" style:parent-style-name="Standard" style:family="paragraph">
      <style:text-properties style:font-name-complex="Times New Roman" fo:font-style="italic" style:font-style-asian="italic" fo:language="da" fo:country="DK"/>
    </style:style>
    <style:style style:name="P69" style:parent-style-name="Standard" style:family="paragraph">
      <style:text-properties style:font-name-complex="Times New Roman" fo:language="da" fo:country="DK"/>
    </style:style>
    <style:style style:name="P70" style:parent-style-name="Standard" style:family="paragraph">
      <style:text-properties style:font-name-complex="Times New Roman" fo:language="da" fo:country="DK"/>
    </style:style>
    <style:style style:name="P7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2" style:parent-style-name="Standard" style:family="paragraph">
      <style:text-properties style:font-name-complex="Times New Roman" fo:font-style="italic" style:font-style-asian="italic" fo:language="da" fo:country="DK"/>
    </style:style>
    <style:style style:name="P73" style:parent-style-name="Standard" style:family="paragraph">
      <style:text-properties style:font-name-complex="Times New Roman" fo:language="da" fo:country="DK"/>
    </style:style>
    <style:style style:name="P74" style:parent-style-name="Standard" style:family="paragraph">
      <style:text-properties style:font-name-complex="Times New Roman" fo:language="da" fo:country="DK"/>
    </style:style>
    <style:style style:name="P7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6" style:parent-style-name="Standard" style:family="paragraph">
      <style:text-properties style:font-name-complex="Times New Roman" fo:font-style="italic" style:font-style-asian="italic" fo:language="da" fo:country="DK"/>
    </style:style>
    <style:style style:name="P77" style:parent-style-name="Standard" style:family="paragraph">
      <style:text-properties style:font-name-complex="Times New Roman" fo:language="da" fo:country="DK"/>
    </style:style>
    <style:style style:name="P78" style:parent-style-name="Standard" style:family="paragraph">
      <style:text-properties style:font-name-complex="Times New Roman" fo:language="da" fo:country="DK"/>
    </style:style>
    <style:style style:name="P7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0" style:parent-style-name="Standard" style:family="paragraph">
      <style:text-properties style:font-name-complex="Times New Roman" fo:font-style="italic" style:font-style-asian="italic" fo:language="da" fo:country="DK"/>
    </style:style>
    <style:style style:name="P81" style:parent-style-name="Standard" style:family="paragraph">
      <style:text-properties style:font-name-complex="Times New Roman" fo:language="da" fo:country="DK"/>
    </style:style>
    <style:style style:name="P82" style:parent-style-name="Standard" style:family="paragraph">
      <style:text-properties style:font-name-complex="Times New Roman" fo:language="da" fo:country="DK"/>
    </style:style>
    <style:style style:name="P8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4" style:parent-style-name="Standard" style:family="paragraph">
      <style:text-properties style:font-name-complex="Times New Roman" fo:font-style="italic" style:font-style-asian="italic" fo:language="da" fo:country="DK"/>
    </style:style>
    <style:style style:name="P85" style:parent-style-name="Standard" style:family="paragraph">
      <style:text-properties style:font-name-complex="Times New Roman" fo:language="da" fo:country="DK"/>
    </style:style>
    <style:style style:name="P86" style:parent-style-name="Standard" style:family="paragraph">
      <style:text-properties style:font-name-complex="Times New Roman" fo:language="da" fo:country="DK"/>
    </style:style>
    <style:style style:name="P8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8" style:parent-style-name="Standard" style:family="paragraph">
      <style:text-properties style:font-name-complex="Times New Roman" fo:font-style="italic" style:font-style-asian="italic" fo:language="da" fo:country="DK"/>
    </style:style>
    <style:style style:name="P89" style:parent-style-name="Standard" style:family="paragraph">
      <style:text-properties style:font-name-complex="Times New Roman" fo:language="da" fo:country="DK"/>
    </style:style>
    <style:style style:name="P90" style:parent-style-name="Standard" style:family="paragraph">
      <style:text-properties style:font-name-complex="Times New Roman" fo:language="da" fo:country="DK"/>
    </style:style>
    <style:style style:name="P9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2" style:parent-style-name="Standard" style:family="paragraph">
      <style:text-properties style:font-name-complex="Times New Roman" fo:font-style="italic" style:font-style-asian="italic" fo:language="da" fo:country="DK"/>
    </style:style>
    <style:style style:name="P93" style:parent-style-name="Standard" style:family="paragraph">
      <style:text-properties style:font-name-complex="Times New Roman" fo:language="da" fo:country="DK"/>
    </style:style>
    <style:style style:name="P94" style:parent-style-name="Standard" style:family="paragraph">
      <style:text-properties style:font-name-complex="Times New Roman" fo:language="da" fo:country="DK"/>
    </style:style>
    <style:style style:name="P9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6" style:parent-style-name="Standard" style:family="paragraph">
      <style:text-properties style:font-name-complex="Times New Roman" fo:font-style="italic" style:font-style-asian="italic" fo:language="da" fo:country="DK"/>
    </style:style>
    <style:style style:name="P97" style:parent-style-name="Standard" style:family="paragraph">
      <style:text-properties style:font-name-complex="Times New Roman" fo:language="da" fo:country="DK"/>
    </style:style>
    <style:style style:name="P98" style:parent-style-name="Standard" style:family="paragraph">
      <style:text-properties style:font-name-complex="Times New Roman" fo:language="da" fo:country="DK"/>
    </style:style>
    <style:style style:name="P9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0" style:parent-style-name="Standard" style:family="paragraph">
      <style:text-properties style:font-name-complex="Times New Roman" fo:font-style="italic" style:font-style-asian="italic" fo:language="da" fo:country="DK"/>
    </style:style>
    <style:style style:name="P101" style:parent-style-name="Standard" style:family="paragraph">
      <style:text-properties style:font-name-complex="Times New Roman" fo:language="da" fo:country="DK"/>
    </style:style>
    <style:style style:name="T102" style:parent-style-name="Standardskrifttypeiafsnit" style:family="text">
      <style:text-properties style:font-name-complex="Times New Roman" fo:language="da" fo:country="DK"/>
    </style:style>
    <style:style style:name="P10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4" style:parent-style-name="Standard" style:family="paragraph">
      <style:text-properties style:font-name-complex="Times New Roman" fo:font-style="italic" style:font-style-asian="italic" fo:language="da" fo:country="DK"/>
    </style:style>
    <style:style style:name="P105" style:parent-style-name="Standard" style:family="paragraph">
      <style:text-properties fo:language="da" fo:country="DK"/>
    </style:style>
    <style:style style:name="P106" style:parent-style-name="Standard" style:family="paragraph">
      <style:text-properties style:font-name-complex="Times New Roman" fo:language="da" fo:country="DK"/>
    </style:style>
    <style:style style:name="P107" style:parent-style-name="Standard" style:family="paragraph">
      <style:text-properties style:font-name-complex="Times New Roman" fo:language="da" fo:country="DK"/>
    </style:style>
    <style:style style:name="P108" style:parent-style-name="Standard" style:family="paragraph">
      <style:text-properties style:font-name-complex="Times New Roman" fo:language="da" fo:country="DK"/>
    </style:style>
    <style:style style:name="T109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0" style:parent-style-name="Standard" style:family="paragraph">
      <style:text-properties style:font-name-complex="Times New Roman" fo:font-style="italic" style:font-style-asian="italic" fo:language="da" fo:country="DK"/>
    </style:style>
    <style:style style:name="P111" style:parent-style-name="Standard" style:family="paragraph">
      <style:text-properties style:font-name-complex="Times New Roman" fo:language="da" fo:country="DK"/>
    </style:style>
    <style:style style:name="P112" style:parent-style-name="Standard" style:family="paragraph">
      <style:text-properties style:font-name-complex="Times New Roman" fo:language="da" fo:country="DK"/>
    </style:style>
    <style:style style:name="T11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4" style:parent-style-name="Standard" style:family="paragraph">
      <style:text-properties style:font-name-complex="Times New Roman" fo:font-style="italic" style:font-style-asian="italic" fo:language="da" fo:country="DK"/>
    </style:style>
    <style:style style:name="P115" style:parent-style-name="Standard" style:family="paragraph">
      <style:text-properties fo:language="da" fo:country="DK"/>
    </style:style>
    <style:style style:name="P116" style:parent-style-name="Standard" style:family="paragraph">
      <style:text-properties style:font-name-complex="Times New Roman" fo:language="da" fo:country="DK"/>
    </style:style>
    <style:style style:name="T11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8" style:parent-style-name="Standard" style:family="paragraph">
      <style:text-properties style:font-name-complex="Times New Roman" fo:font-style="italic" style:font-style-asian="italic" fo:language="da" fo:country="DK"/>
    </style:style>
    <style:style style:name="P119" style:parent-style-name="Standard" style:family="paragraph">
      <style:text-properties fo:language="da" fo:country="DK"/>
    </style:style>
    <style:style style:name="T120" style:parent-style-name="Standardskrifttypeiafsnit" style:family="text">
      <style:text-properties style:font-name-complex="Times New Roman" fo:language="da" fo:country="DK"/>
    </style:style>
    <style:style style:name="T121" style:parent-style-name="Standardskrifttypeiafsnit" style:family="text">
      <style:text-properties style:font-name-complex="Times New Roman" fo:language="da" fo:country="DK"/>
    </style:style>
    <style:style style:name="T122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3" style:parent-style-name="Standard" style:family="paragraph">
      <style:text-properties style:font-name-complex="Times New Roman" fo:font-style="italic" style:font-style-asian="italic" fo:language="da" fo:country="DK"/>
    </style:style>
    <style:style style:name="P124" style:parent-style-name="Standard" style:family="paragraph">
      <style:text-properties style:font-name-complex="Times New Roman" fo:language="da" fo:country="DK"/>
    </style:style>
    <style:style style:name="P125" style:parent-style-name="Standard" style:family="paragraph">
      <style:text-properties style:font-name-complex="Times New Roman" fo:language="da" fo:country="DK"/>
    </style:style>
    <style:style style:name="T126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7" style:parent-style-name="Standard" style:family="paragraph">
      <style:text-properties style:font-name-complex="Times New Roman" fo:font-style="italic" style:font-style-asian="italic" fo:language="da" fo:country="DK"/>
    </style:style>
    <style:style style:name="P128" style:parent-style-name="Standard" style:family="paragraph">
      <style:text-properties style:font-name-complex="Times New Roman" fo:language="da" fo:country="DK"/>
    </style:style>
    <style:style style:name="P129" style:parent-style-name="Standard" style:family="paragraph">
      <style:text-properties style:font-name-complex="Times New Roman" fo:language="da" fo:country="DK"/>
    </style:style>
    <style:style style:name="T130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31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2" style:parent-style-name="Standard" style:family="paragraph">
      <style:text-properties style:font-name-complex="Times New Roman" fo:font-style="italic" style:font-style-asian="italic" fo:language="da" fo:country="DK"/>
    </style:style>
    <style:style style:name="P133" style:parent-style-name="Standard" style:family="paragraph">
      <style:text-properties style:font-name-complex="Times New Roman" fo:language="da" fo:country="DK"/>
    </style:style>
    <style:style style:name="P134" style:parent-style-name="Standard" style:family="paragraph">
      <style:text-properties style:font-name-complex="Times New Roman" fo:language="da" fo:country="DK"/>
    </style:style>
    <style:style style:name="P13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6" style:parent-style-name="Standard" style:family="paragraph">
      <style:text-properties style:font-name-complex="Times New Roman" fo:font-style="italic" style:font-style-asian="italic" fo:language="da" fo:country="DK"/>
    </style:style>
    <style:style style:name="P13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8" style:parent-style-name="Standard" style:family="paragraph">
      <style:text-properties style:font-name-complex="Times New Roman" fo:language="da" fo:country="DK"/>
    </style:style>
    <style:style style:name="P13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0" style:parent-style-name="Standard" style:family="paragraph">
      <style:text-properties style:font-name-complex="Times New Roman" fo:font-style="italic" style:font-style-asian="italic" fo:language="da" fo:country="DK"/>
    </style:style>
    <style:style style:name="P141" style:parent-style-name="Standard" style:family="paragraph">
      <style:text-properties style:font-name-complex="Times New Roman" fo:language="da" fo:country="DK"/>
    </style:style>
    <style:style style:name="P142" style:parent-style-name="Standard" style:family="paragraph">
      <style:text-properties style:font-name-complex="Times New Roman" fo:language="da" fo:country="DK"/>
    </style:style>
    <style:style style:name="P14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4" style:parent-style-name="Standard" style:family="paragraph">
      <style:text-properties style:font-name-complex="Times New Roman" fo:font-style="italic" style:font-style-asian="italic" fo:language="da" fo:country="DK"/>
    </style:style>
    <style:style style:name="P14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6" style:parent-style-name="Standard" style:family="paragraph">
      <style:text-properties style:font-name-complex="Times New Roman" fo:language="da" fo:country="DK"/>
    </style:style>
    <style:style style:name="P14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8" style:parent-style-name="Standard" style:family="paragraph">
      <style:text-properties style:font-name-complex="Times New Roman" fo:font-style="italic" style:font-style-asian="italic" fo:language="da" fo:country="DK"/>
    </style:style>
    <style:style style:name="P14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0" style:parent-style-name="Standard" style:family="paragraph">
      <style:text-properties style:font-name-complex="Times New Roman" fo:language="da" fo:country="DK"/>
    </style:style>
    <style:style style:name="P15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2" style:parent-style-name="Standard" style:family="paragraph">
      <style:text-properties style:font-name-complex="Times New Roman" fo:font-style="italic" style:font-style-asian="italic" fo:language="da" fo:country="DK"/>
    </style:style>
    <style:style style:name="P15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4" style:parent-style-name="Standard" style:family="paragraph">
      <style:text-properties style:font-name-complex="Times New Roman" fo:language="da" fo:country="DK"/>
    </style:style>
    <style:style style:name="P15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56" style:parent-style-name="Standardskrifttypeiafsnit" style:family="text">
      <style:text-properties style:font-name-complex="Times New Roman" fo:font-style="italic" style:font-style-asian="italic" fo:language="da" fo:country="DK"/>
    </style:style>
    <style:style style:name="P15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8" style:parent-style-name="Standard" style:family="paragraph">
      <style:text-properties style:font-name-complex="Times New Roman" fo:language="da" fo:country="DK"/>
    </style:style>
    <style:style style:name="P15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0" style:parent-style-name="Standard" style:family="paragraph">
      <style:text-properties style:font-name-complex="Times New Roman" fo:font-style="italic" style:font-style-asian="italic" fo:language="da" fo:country="DK"/>
    </style:style>
    <style:style style:name="P161" style:parent-style-name="Standard" style:family="paragraph">
      <style:text-properties fo:language="da" fo:country="DK"/>
    </style:style>
  </office:automatic-styles>
  <office:body>
    <office:text text:use-soft-page-breaks="true">
      <text:p text:style-name="P1"/>
      <text:p text:style-name="P5">Vi har planlagt at bruge ca. 1 uge pr. Iteration. Derudover har vi løbende planlagt, hvad det er, som vi skulle lave de enkelte dage:</text:p>
      <text:p text:style-name="P6"/>
      <text:list text:style-name="LFO1" text:continue-numbering="true">
        <text:list-item>
          <text:p text:style-name="P7">Iteration(overordnet analyse):</text:p>
        </text:list-item>
      </text:list>
      <text:list text:style-name="LFO5" text:continue-numbering="true">
        <text:list-item>
          <text:p text:style-name="P8"><text:span text:style-name="T9">UML<text:s/></text:span><text:span text:style-name="T10">klassediagram</text:span></text:p>
        </text:list-item>
        <text:list-item>
          <text:p text:style-name="P11"><text:span text:style-name="T12">Brugsmønstre</text:span></text:p>
        </text:list-item>
        <text:list-item>
          <text:p text:style-name="P13">Virksomhedsanalyse (IT i Organisation)</text:p>
        </text:list-item>
        <text:list-item>
          <text:p text:style-name="P14">Vurdere de organisatoriske fordele og ulemper ved det digitale system(IT i Organisation)</text:p>
        </text:list-item>
        <text:list-item>
          <text:p text:style-name="P15">Rapport</text:p>
        </text:list-item>
      </text:list>
      <text:p text:style-name="P16"/>
      <text:list text:style-name="LFO1" text:continue-numbering="true">
        <text:list-item>
          <text:p text:style-name="P17">Iteration(går i dybden):<text:s/></text:p>
          <text:list text:continue-numbering="true">
            <text:list-item>
              <text:p text:style-name="P18">Uddybe klasser I klassediagram</text:p>
            </text:list-item>
            <text:list-item>
              <text:p text:style-name="P19">Beskrive de vigtigste brugsmønstre.</text:p>
            </text:list-item>
            <text:list-item>
              <text:p text:style-name="P20">Klasser i klassediagrammet implementeres i programmet.<text:s/></text:p>
            </text:list-item>
            <text:list-item>
              <text:p text:style-name="P21">Resterende del af IT i Organisation færdiggøres</text:p>
            </text:list-item>
            <text:list-item>
              <text:p text:style-name="P22">Rapport</text:p>
            </text:list-item>
          </text:list>
        </text:list-item>
      </text:list>
      <text:p text:style-name="P23"/>
      <text:list text:style-name="LFO1" text:continue-numbering="true">
        <text:list-item>
          <text:p text:style-name="P24">Iteration(færddigørelse):</text:p>
          <text:list text:continue-numbering="true">
            <text:list-item>
              <text:p text:style-name="P25">Beskrive og færdiggøre brugsmønstrene.</text:p>
            </text:list-item>
            <text:list-item>
              <text:p text:style-name="P26">Færdiggøre klassediagram.</text:p>
            </text:list-item>
            <text:list-item>
              <text:p text:style-name="P27">Implementere det resterende i programmet.</text:p>
            </text:list-item>
            <text:list-item>
              <text:p text:style-name="P28">Rapport færdiggørelse.</text:p>
            </text:list-item>
          </text:list>
        </text:list-item>
      </text:list>
      <text:p text:style-name="P29"/>
      <text:p text:style-name="P30">Note: Observantrollen har været påtvunget, da arbejdet har foregået over Teamviewer, og derved har vi alle deltaget i arbejdet på flere niveauer.</text:p>
      <text:p text:style-name="P31"/>
      <text:p text:style-name="P32">7/11 – Fredag: Lav Use Case og klassediagram.</text:p>
      <text:p text:style-name="Standard"><text:span text:style-name="T33">Lavet af: Andreas</text:span></text:p>
      <text:p text:style-name="P34">Observant: Jimmi &amp;<text:s/>Stine</text:p>
      <text:p text:style-name="P35"/>
      <text:p text:style-name="P36">8/11 – Lørdag: IT org (overfladisk).</text:p>
      <text:p text:style-name="P37">Lavet af: Stine</text:p>
      <text:p text:style-name="P38">Observant: Andreas &amp; Jimmi</text:p>
      <text:p text:style-name="P39"/>
      <text:p text:style-name="P40">9/11 – Søndag: Uddybende klasse og Use Case over opret sæson (model klasser).</text:p>
      <text:p text:style-name="P41">Lavet af: Andreas</text:p>
      <text:p text:style-name="P42">Observant: Jimmi &amp; Stine</text:p>
      <text:p text:style-name="P43"/>
      <text:p text:style-name="P44">10/11 – Mandag: Programmer opret sæson (model<text:s/>klasser).</text:p>
      <text:p text:style-name="Standard"><text:span text:style-name="T45">Lavet af: Andreas</text:span></text:p>
      <text:p text:style-name="P46">Observant: Jimmi &amp; Stine</text:p>
      <text:p text:style-name="P47"/>
      <text:p text:style-name="P48">11/11 – Tirsdag: Virksomhedsanalyse, uddybe fordele/ulemper.</text:p>
      <text:p text:style-name="P49">Lavet af: Stine</text:p>
      <text:p text:style-name="P50">Observant: Andreas &amp; Jimmi</text:p>
      <text:p text:style-name="P51"/>
      <text:p text:style-name="Standard"><text:span text:style-name="T52">12/11 – Onsdag: Påbegyndende rapport, Turneringsrunde klassen, kravspecifikation, vælge Use Case</text:span><text:span text:style-name="T53">s til torsdag, uddybe opret sæson Use Case med scenarier og sekvensdiagram.</text:span></text:p>
      <text:p text:style-name="P54">Lavet af: Andreas, Jimmi &amp; Stine</text:p>
      <text:soft-page-break/>
      <text:p text:style-name="P55">Observant:</text:p>
      <text:p text:style-name="P56"/>
      <text:p text:style-name="P57"/>
      <text:p text:style-name="P58">13/11 – Torsdag: uddybe Use Cases over funktioner der skal implementeres.</text:p>
      <text:p text:style-name="P59">Lavet af: Andreas, Jimmi &amp;<text:s/>Stine</text:p>
      <text:p text:style-name="P60">Observant:</text:p>
      <text:p text:style-name="P61"/>
      <text:p text:style-name="Standard"><text:span text:style-name="T62">14/11 – Fredag: arbejde videre med virksomhedsanalyse og Use Case. Implementer nogle Use Case.<text:s/></text:span><text:span text:style-name="T63">Lavet af: Andreas &amp; Stine</text:span></text:p>
      <text:p text:style-name="P64">Observant: Jimmi</text:p>
      <text:p text:style-name="P65"/>
      <text:p text:style-name="P66">15/11 – Lørdag: Implementer vis turneringsstilling og registrer kampoplysninger, Evt. beskrivelse<text:s/>af brugsmønstre.</text:p>
      <text:p text:style-name="P67">Lavet af: Andreas</text:p>
      <text:p text:style-name="P68">Observant: Jimmi &amp; Stine</text:p>
      <text:p text:style-name="P69"/>
      <text:p text:style-name="P70">16/11 – Søndag: fri.</text:p>
      <text:p text:style-name="P71">Lavet af:</text:p>
      <text:p text:style-name="P72">Observant:</text:p>
      <text:p text:style-name="P73"/>
      <text:p text:style-name="P74">17/11 – Mandag: Gå kontrolklasserne igennem. Lav database. Gå i gang med GUI (opret sæson).</text:p>
      <text:p text:style-name="P75">Lavet af: Andreas, Jimmi &amp; Stine</text:p>
      <text:p text:style-name="P76">Observant:</text:p>
      <text:p text:style-name="P77"/>
      <text:p text:style-name="P78">18/11 – Tirsdag: Undervisning.</text:p>
      <text:p text:style-name="P79">Lavet af:</text:p>
      <text:p text:style-name="P80">Observant: Andreas, Jimmi &amp; Stine</text:p>
      <text:p text:style-name="P81"/>
      <text:p text:style-name="P82">19/11 – Onsdag: Database – normalisering + data. Fortsæt med GUI<text:s/></text:p>
      <text:p text:style-name="P83">Lavet af: Andreas, Jimmi &amp; Stine</text:p>
      <text:p text:style-name="P84">Observant:</text:p>
      <text:p text:style-name="P85"/>
      <text:p text:style-name="P86">20/11 – Torsdag: Diskussion af IT org.</text:p>
      <text:p text:style-name="P87">Lavet af: Andreas, Jimmi &amp; Stine</text:p>
      <text:p text:style-name="P88">Observant:</text:p>
      <text:p text:style-name="P89"/>
      <text:p text:style-name="P90">21/11 – Fredag: Lav GUI.</text:p>
      <text:p text:style-name="P91">Lavet af: Andreas</text:p>
      <text:p text:style-name="P92">Observant: Jimmi &amp; Stine</text:p>
      <text:p text:style-name="P93"/>
      <text:p text:style-name="P94">22/11 – Lørdag: GUI + See, hear osv.</text:p>
      <text:p text:style-name="P95">Lavet af: Andreas, Jimmi &amp;<text:s/>Stine</text:p>
      <text:p text:style-name="P96">Observant:</text:p>
      <text:p text:style-name="P97"/>
      <text:p text:style-name="P98">23/11 – Søndag: fri.</text:p>
      <text:p text:style-name="P99">Lavet af:</text:p>
      <text:p text:style-name="P100">Observant:</text:p>
      <text:p text:style-name="P101"/>
      <text:p text:style-name="Standard"><text:span text:style-name="T102">24/11 – Mandag: Påbegynd handler klasser.</text:span></text:p>
      <text:p text:style-name="P103">Lavet af: Andreas</text:p>
      <text:p text:style-name="P104">Observant: Jimmi &amp;<text:s/>Stine</text:p>
      <text:p text:style-name="P105"/>
      <text:p text:style-name="P106"/>
      <text:p text:style-name="P107"/>
      <text:p text:style-name="P108">25/11 – Tirsdag: virksomhedsanalyse færdig.</text:p>
      <text:p text:style-name="Standard"><text:span text:style-name="T109">Lavet af: Stine</text:span></text:p>
      <text:p text:style-name="P110">Observant: Andreas &amp; Jimmi</text:p>
      <text:p text:style-name="P111"/>
      <text:p text:style-name="P112">26/11 – Onsdag: Registrere begivenheder + lukke for registrering efter kamp + sortere efter hold + ændring af IP, port, DB navn, brugernavn og kode i DB + Udtræk turneringsstilling.</text:p>
      <text:p text:style-name="Standard"><text:span text:style-name="T113">Lavet af: Andreas</text:span></text:p>
      <text:p text:style-name="P114">Observant: Jimmi &amp; Stine</text:p>
      <text:p text:style-name="P115"/>
      <text:p text:style-name="P116">27/11 – Torsdag: Design model, Brugsmønster og opdatere klassediagram.<text:s/></text:p>
      <text:p text:style-name="Standard"><text:span text:style-name="T117">Lavet af: Andreas &amp; Stine</text:span></text:p>
      <text:p text:style-name="P118">Observant: Jimmi</text:p>
      <text:p text:style-name="P119"/>
      <text:p text:style-name="Standard"><text:span text:style-name="T120">28/11 – Fredag: UML prog. + Udtræk kamprapport + Kamp rapport (skal kunn</text:span><text:span text:style-name="T121">e beregne score).<text:s/></text:span><text:span text:style-name="T122">Lavet af: Andreas</text:span></text:p>
      <text:p text:style-name="P123">Observant: Jimmi &amp; Stine</text:p>
      <text:p text:style-name="P124"/>
      <text:p text:style-name="P125">29/11 + 30/11 – Lørdag + Søndag: Skrivning på handler.<text:s/></text:p>
      <text:p text:style-name="Standard"><text:span text:style-name="T126">Lavet af: Andreas</text:span></text:p>
      <text:p text:style-name="P127">Observant:</text:p>
      <text:p text:style-name="P128"/>
      <text:p text:style-name="P129">1/12 – Mandag: Rapport skrivning + retning af tidsplan + opret sæson.<text:s/></text:p>
      <text:p text:style-name="Standard"><text:span text:style-name="T130">Lavet af: Andreas, Jimmi &amp;</text:span><text:span text:style-name="T131"><text:s/>Stine</text:span></text:p>
      <text:p text:style-name="P132">Observant:</text:p>
      <text:p text:style-name="P133"/>
      <text:p text:style-name="P134">2/12 – Tirsdag: Skrevet indledning af systemudvikling og programmering, samt lavet søgefunktion og færdiggjort opret sæson.</text:p>
      <text:p text:style-name="P135">Lavet af: Andreas &amp; Stine</text:p>
      <text:p text:style-name="P136">Observant:</text:p>
      <text:p text:style-name="P137"/>
      <text:p text:style-name="P138">3/12 – Onsdag: Skrevet database afsnit i rapport, skrevet konklusion i IT i<text:s/>Organisation, påbegynd systemudviklings afsnit i rapport</text:p>
      <text:p text:style-name="P139">Lavet af: Andreas og Stine</text:p>
      <text:p text:style-name="P140">Observant: Jimmi</text:p>
      <text:p text:style-name="P141"/>
      <text:p text:style-name="P142">4/12 – Torsdag: Programbeskrivelse og exceptionhandling i programmering, systemudviklings afsnit videre skrives.<text:s/></text:p>
      <text:p text:style-name="P143">Lavet af: Andreas, Stine og Jimmi</text:p>
      <text:p text:style-name="P144">Observant:</text:p>
      <text:p text:style-name="P145"/>
      <text:p text:style-name="P146">5/12 – Fredag: Programmeringsrapport.</text:p>
      <text:p text:style-name="P147">Lavet af: Andreas</text:p>
      <text:p text:style-name="P148">Observant: Jimmi</text:p>
      <text:p text:style-name="P149"/>
      <text:p text:style-name="P150">6/12 – Lørdag:<text:s/></text:p>
      <text:p text:style-name="P151">Lavet af:</text:p>
      <text:p text:style-name="P152">Observant:</text:p>
      <text:p text:style-name="P153"/>
      <text:soft-page-break/>
      <text:p text:style-name="P154">7/12 – Søndag:<text:s/></text:p>
      <text:p text:style-name="P155">Lavet af:</text:p>
      <text:p text:style-name="Standard"><text:span text:style-name="T156">Observant:</text:span></text:p>
      <text:p text:style-name="P157"/>
      <text:p text:style-name="P158">8/12 – Mandag: Aflevering af semester projekt</text:p>
      <text:p text:style-name="P159">Lavet af:</text:p>
      <text:p text:style-name="P160">Observant:</text:p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idehoved" style:display-name="Sidehove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hovedTegn" style:display-name="Sidehoved Tegn" style:family="text" style:parent-style-name="Standardskrifttypeiafsnit">
      <style:text-properties style:font-size-complex="10.5pt"/>
    </style:style>
    <style:style style:name="Sidefod" style:display-name="Sidefo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fodTegn" style:display-name="Sidefod Tegn" style:family="text" style:parent-style-name="Standardskrifttypeiafsni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SimSu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Times New Roman" style:font-name-asian="SimSun" style:font-name-complex="Times New Roman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paragraph-properties fo:text-align="center"/>
      <style:text-properties fo:language="da" fo:country="DK"/>
    </style:style>
    <style:style style:name="P3" style:parent-style-name="Standard" style:family="paragraph">
      <style:paragraph-properties fo:text-align="center"/>
      <style:text-properties fo:language="da" fo:country="DK"/>
    </style:style>
    <style:style style:name="P4" style:parent-style-name="Sidefo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lanlægning af 1. semester opgave:</text:p>
        <text:p text:style-name="P3">Grp. Andreas, Jimmi &amp; Stine</text:p>
      </style:header>
      <style:footer>
        <text:p text:style-name="P4"><text:page-number text:fixed="false">1</text:page-number></text:p>
        <text:p text:style-name="Sidefo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ine Knarkegaard Andersen</meta:initial-creator>
    <dc:creator>Stine Andersen</dc:creator>
    <meta:creation-date>2014-11-06T13:03:00Z</meta:creation-date>
    <dc:date>2014-12-06T09:18:00Z</dc:date>
    <meta:template xlink:href="Normal" xlink:type="simple"/>
    <meta:editing-cycles>19</meta:editing-cycles>
    <meta:editing-duration>PT33840S</meta:editing-duration>
    <meta:document-statistic meta:page-count="4" meta:paragraph-count="8" meta:word-count="590" meta:character-count="4187" meta:row-count="30" meta:non-whitespace-character-count="3605"/>
  </office:meta>
</office:document-meta>
</file>